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2.262cm"/>
      <style:paragraph-properties style:writing-mode="lr-tb"/>
    </style:style>
    <style:style style:name="gr2" style:family="graphic" style:parent-style-name="objectwithoutfill">
      <style:graphic-properties svg:stroke-width="0.106cm" svg:stroke-color="#f0bc01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4b59e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3cm" svg:stroke-color="#e34b4c" draw:marker-start-width="0.279cm" draw:marker-end-width="0.279cm" draw:fill-color="#ffffff" draw:textarea-horizontal-align="justify" draw:textarea-vertical-align="middle" draw:auto-grow-height="false" fo:min-height="0.766cm" fo:min-width="1.53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4be375" draw:marker-start-width="0.279cm" draw:marker-end-width="0.279cm" draw:fill-color="#ffffff" draw:textarea-horizontal-align="justify" draw:textarea-vertical-align="middle" draw:auto-grow-height="false" fo:min-height="1.274cm" fo:min-width="3.564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4be375" draw:fill-color="#ffffff" draw:textarea-horizontal-align="justify" draw:textarea-vertical-align="middle" draw:auto-grow-height="false" fo:min-height="1.274cm" fo:min-width="3.564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e34b4c" draw:marker-start-width="0.279cm" draw:marker-end-width="0.279cm" draw:fill-color="#ffffff" draw:textarea-horizontal-align="justify" draw:textarea-vertical-align="middle" draw:auto-grow-height="false" fo:min-height="0.714cm" fo:min-width="1.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4be375" draw:marker-start-width="0.279cm" draw:marker-end-width="0.279cm" draw:fill-color="#ffffff" draw:textarea-horizontal-align="justify" draw:textarea-vertical-align="middle" draw:auto-grow-height="false" fo:min-height="1.222cm" fo:min-width="3.51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4be375" draw:fill-color="#ffffff" draw:textarea-horizontal-align="justify" draw:textarea-vertical-align="middle" draw:auto-grow-height="false" fo:min-height="1.222cm" fo:min-width="3.51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objectwithoutfill">
      <style:graphic-properties draw:stroke="solid"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81cm" svg:stroke-color="#f0bc01" draw:marker-start-width="0.322cm" draw:marker-end-width="0.322cm" draw:fill="none" draw:textarea-horizontal-align="justify" draw:textarea-vertical-align="middle" draw:auto-grow-height="false" fo:min-height="1.277cm" fo:min-width="7.268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svg:stroke-color="#4be375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e34b4c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512cm" fo:min-width="0.5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3" style:family="graphic" style:parent-style-name="objectwithoutfill">
      <style:graphic-properties svg:stroke-width="0.053cm" svg:stroke-color="#4b59e3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gr24" style:family="graphic" style:parent-style-name="objectwithoutfill">
      <style:graphic-properties svg:stroke-width="0.053cm" svg:stroke-color="#000000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gr25" style:family="graphic" style:parent-style-name="objectwithoutfill">
      <style:graphic-properties svg:stroke-width="0.053cm" svg:stroke-color="#4be375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gr26" style:family="graphic" style:parent-style-name="objectwithoutfill">
      <style:graphic-properties svg:stroke-width="0.053cm" svg:stroke-color="#f0bc01" draw:marker-start-width="0.28cm" draw:marker-end="Symmetric_20_Arrow" draw:marker-end-width="0.38cm" draw:fill="solid" draw:textarea-vertical-align="middle" fo:padding-top="0.152cm" fo:padding-bottom="0.152cm" fo:padding-left="0.277cm" fo:padding-right="0.27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239cm" style:use-optimal-column-width="false"/>
    </style:style>
    <style:style style:name="co2" style:family="table-column">
      <style:table-column-properties style:column-width="1.278cm" style:use-optimal-column-width="false"/>
    </style:style>
    <style:style style:name="ro1" style:family="table-row">
      <style:table-row-properties style:row-height="1.231cm" style:use-optimal-row-height="false"/>
    </style:style>
    <style:style style:name="ce1" style:family="table-cell">
      <loext:graphic-properties draw:fill-color="#ffffff"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fill-color="#ffffff" draw:textarea-vertical-align="middle"/>
      <style:paragraph-properties fo:text-align="center"/>
      <style:text-properties fo:font-size="14pt" style:font-size-asian="14pt" style:font-size-complex="14pt"/>
    </style:style>
    <style:style style:name="P1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0bc01"/>
    </style:style>
    <style:style style:name="P4" style:family="paragraph">
      <loext:graphic-properties draw:fill="none" draw:fill-color="#ffffff"/>
      <style:paragraph-properties style:writing-mode="lr-tb"/>
      <style:text-properties fo:color="#4b59e3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color="#e34b4c"/>
    </style:style>
    <style:style style:name="P7" style:family="paragraph">
      <loext:graphic-properties draw:fill-color="#ffffff"/>
      <style:paragraph-properties fo:text-align="center" style:writing-mode="lr-tb"/>
      <style:text-properties fo:color="#e34b4c"/>
    </style:style>
    <style:style style:name="P8" style:family="paragraph">
      <style:paragraph-properties fo:text-align="center" style:writing-mode="lr-tb"/>
      <style:text-properties fo:color="#4be375"/>
    </style:style>
    <style:style style:name="P9" style:family="paragraph">
      <loext:graphic-properties draw:fill-color="#ffffff"/>
      <style:paragraph-properties fo:text-align="center" style:writing-mode="lr-tb"/>
      <style:text-properties fo:color="#4be375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  <style:text-properties fo:color="#636053" fo:background-color="#ffffff"/>
    </style:style>
    <style:style style:name="P12" style:family="paragraph">
      <loext:graphic-properties draw:fill="solid"/>
      <style:paragraph-properties fo:text-align="end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none"/>
      <style:paragraph-properties fo:text-align="end" style:writing-mode="lr-tb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text-properties style:font-name="Andale Mono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Andale Mono" fo:font-size="22pt" style:font-size-asian="22pt" style:font-size-complex="2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color="#4be375"/>
    </style:style>
    <style:style style:name="P21" style:family="paragraph">
      <loext:graphic-properties draw:fill="none" draw:fill-color="#ffffff"/>
      <style:text-properties fo:color="#4be375"/>
    </style:style>
    <style:style style:name="P22" style:family="paragraph">
      <style:text-properties fo:color="#ff3333"/>
    </style:style>
    <style:style style:name="P23" style:family="paragraph">
      <loext:graphic-properties draw:fill="none" draw:fill-color="#ffffff"/>
      <style:text-properties fo:color="#ff3333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color="#4b59e3" fo:font-size="30pt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0bc01" fo:font-size="30pt" style:font-size-asian="30pt" style:font-size-complex="30pt"/>
    </style:style>
    <style:style style:name="T4" style:family="text">
      <style:text-properties fo:color="#f0bc01"/>
    </style:style>
    <style:style style:name="T5" style:family="text">
      <style:text-properties fo:color="#4b59e3"/>
    </style:style>
    <style:style style:name="T6" style:family="text">
      <style:text-properties fo:color="#e34b4c"/>
    </style:style>
    <style:style style:name="T7" style:family="text">
      <style:text-properties fo:color="#4be375"/>
    </style:style>
    <style:style style:name="T8" style:family="text">
      <style:text-properties fo:color="#636053" fo:background-color="#ffffff"/>
    </style:style>
    <style:style style:name="T9" style:family="text">
      <style:text-properties style:font-name="Andale Mono" fo:font-size="22pt" style:font-size-asian="22pt" style:font-size-complex="22pt"/>
    </style:style>
    <style:style style:name="T10" style:family="text">
      <style:text-properties fo:color="#4be375" style:font-name="Andale Mono" fo:font-size="22pt" style:font-size-asian="22pt" style:font-size-complex="22pt"/>
    </style:style>
    <style:style style:name="T11" style:family="text">
      <style:text-properties fo:color="#e34b4c" style:font-name="Andale Mono" fo:font-size="22pt" style:font-size-asian="22pt" style:font-size-complex="22pt"/>
    </style:style>
    <style:style style:name="T12" style:family="text">
      <style:text-properties fo:color="#ff3333"/>
    </style:style>
    <style:style style:name="T13" style:family="text">
      <style:text-properties fo:color="#f0bc01" style:font-name="Andale Mono" fo:font-size="22pt" style:font-size-asian="22pt" style:font-size-complex="22pt"/>
    </style:style>
    <style:style style:name="T14" style:family="text">
      <style:text-properties fo:color="#4b59e3" style:font-name="Andale Mono" fo:font-size="22pt" style:font-size-asian="22pt" style:font-size-complex="22pt"/>
    </style:style>
    <style:style style:name="T15" style:family="text">
      <style:text-properties fo:color="#000000" style:font-name="Andale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62cm" svg:height="1.432cm" svg:x="11.938cm" svg:y="3.556cm">
          <draw:text-box>
            <text:p><text:span text:style-name="T1">x</text:span><text:span text:style-name="T2"> </text:span><text:span text:style-name="T3">+</text:span><text:span text:style-name="T2"> </text:span><text:span text:style-name="T1">y</text:span></text:p>
          </draw:text-box>
        </draw:frame>
        <draw:line draw:style-name="gr2" draw:text-style-name="P2" draw:layer="layout" svg:x1="13.32cm" svg:y1="3.736cm" svg:x2="13.347cm" svg:y2="2.694cm">
          <text:p/>
        </draw:line>
        <draw:line draw:style-name="gr3" draw:text-style-name="P2" draw:layer="layout" svg:x1="12.036cm" svg:y1="4.548cm" svg:x2="11.538cm" svg:y2="5.416cm">
          <text:p/>
        </draw:line>
        <draw:line draw:style-name="gr3" draw:text-style-name="P2" draw:layer="layout" svg:x1="14.556cm" svg:y1="4.522cm" svg:x2="15.054cm" svg:y2="5.39cm">
          <text:p/>
        </draw:line>
        <draw:frame draw:style-name="gr4" draw:text-style-name="P3" draw:layer="layout" svg:width="2.86cm" svg:height="0.962cm" svg:x="11.903cm" svg:y="1.655cm">
          <draw:text-box>
            <text:p><text:span text:style-name="T4">op</text:span><text:span text:style-name="T4">er</text:span><text:span text:style-name="T4">at</text:span><text:span text:style-name="T4">or</text:span></text:p>
          </draw:text-box>
        </draw:frame>
        <draw:frame draw:style-name="gr5" draw:text-style-name="P4" draw:layer="layout" svg:width="2.822cm" svg:height="0.962cm" svg:x="9.703cm" svg:y="5.255cm">
          <draw:text-box>
            <text:p><text:span text:style-name="T5">op</text:span><text:span text:style-name="T5">er</text:span><text:span text:style-name="T5">an</text:span><text:span text:style-name="T5">d</text:span></text:p>
          </draw:text-box>
        </draw:frame>
        <draw:frame draw:style-name="gr5" draw:text-style-name="P4" draw:layer="layout" svg:width="2.822cm" svg:height="0.962cm" svg:x="14.303cm" svg:y="5.255cm">
          <draw:text-box>
            <text:p><text:span text:style-name="T5">op</text:span><text:span text:style-name="T5">er</text:span><text:span text:style-name="T5">an</text:span><text:span text:style-name="T5">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7" xml:id="id1" draw:id="id1" draw:layer="layout" svg:width="4.064cm" svg:height="2.032cm" svg:x="6.604cm" svg:y="1.778cm">
          <text:p text:style-name="P6"><text:span text:style-name="T6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2" draw:id="id2" draw:layer="layout" svg:width="4.064cm" svg:height="1.524cm" svg:x="6.604cm" svg:y="5.588cm">
          <text:p text:style-name="P8"><text:span text:style-name="T7">Conditi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8.636cm" svg:y1="3.81cm" svg:x2="8.636cm" svg:y2="5.588cm" draw:start-shape="id1" draw:start-glue-point="6" draw:end-shape="id2" draw:end-glue-point="0" svg:d="M8636 3810v1778" svg:viewBox="0 0 1 1779">
          <text:p text:style-name="P10"><text:span text:style-name="T8">Tr</text:span><text:span text:style-name="T8">ue</text:span></text:p>
        </draw:connector>
        <draw:custom-shape draw:style-name="gr10" draw:text-style-name="P9" xml:id="id3" draw:id="id3" draw:layer="layout" svg:width="4.064cm" svg:height="1.524cm" svg:x="6.604cm" svg:y="8.636cm">
          <text:p text:style-name="P8"><text:span text:style-name="T7">Con</text:span><text:span text:style-name="T7">tinu</text:span><text:span text:style-name="T7">e</text:span><text:span text:style-name="T7"><text:line-break/></text:span><text:span text:style-name="T7">exe</text:span><text:span text:style-name="T7">cuti</text:span><text:span text:style-name="T7">on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8.636cm" svg:y1="7.112cm" svg:x2="8.636cm" svg:y2="8.636cm" draw:start-shape="id2" draw:start-glue-point="2" draw:end-shape="id3" draw:end-glue-point="0" svg:d="M8636 7112v1524" svg:viewBox="0 0 1 1525">
          <text:p/>
        </draw:connector>
        <draw:connector draw:style-name="gr9" draw:text-style-name="P13" draw:layer="layout" draw:type="lines" draw:line-skew="0.514cm 0.515cm" svg:x1="10.668cm" svg:y1="2.794cm" svg:x2="10.668cm" svg:y2="9.398cm" draw:start-shape="id1" draw:start-glue-point="7" draw:end-shape="id3" draw:end-glue-point="1" svg:d="M10668 2794h1042v6604h-1042" svg:viewBox="0 0 1043 6605">
          <text:p text:style-name="P10"><text:s text:c="5"/><text:s/><text:span text:style-name="T8">F</text:span><text:span text:style-name="T8">al</text:span><text:span text:style-name="T8">se</text:span></text:p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2" draw:text-style-name="P7" xml:id="id4" draw:id="id4" draw:layer="layout" svg:width="4.064cm" svg:height="2.032cm" svg:x="6.604cm" svg:y="1.778cm">
          <text:p text:style-name="P6"><text:span text:style-name="T6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9" xml:id="id5" draw:id="id5" draw:layer="layout" svg:width="4.064cm" svg:height="1.524cm" svg:x="6.604cm" svg:y="5.588cm">
          <text:p text:style-name="P8"><text:span text:style-name="T7">Conditi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line" svg:x1="8.636cm" svg:y1="3.81cm" svg:x2="8.636cm" svg:y2="5.588cm" draw:start-shape="id4" draw:start-glue-point="6" draw:end-shape="id5" draw:end-glue-point="0" svg:d="M8636 3810v1778" svg:viewBox="0 0 1 1779">
          <text:p text:style-name="P10"><text:span text:style-name="T8">Tr</text:span><text:span text:style-name="T8">ue</text:span></text:p>
        </draw:connector>
        <draw:custom-shape draw:style-name="gr14" draw:text-style-name="P9" xml:id="id6" draw:id="id6" draw:layer="layout" svg:width="4.064cm" svg:height="1.524cm" svg:x="6.604cm" svg:y="8.636cm">
          <text:p text:style-name="P8"><text:span text:style-name="T7">C</text:span><text:span text:style-name="T7">o</text:span><text:span text:style-name="T7">nt</text:span><text:span text:style-name="T7">in</text:span><text:span text:style-name="T7">u</text:span><text:span text:style-name="T7">e</text:span><text:span text:style-name="T7"><text:line-break/></text:span><text:span text:style-name="T7">e</text:span><text:span text:style-name="T7">x</text:span><text:span text:style-name="T7">e</text:span><text:span text:style-name="T7">c</text:span><text:span text:style-name="T7">ut</text:span><text:span text:style-name="T7">io</text:span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8.636cm" svg:y1="7.112cm" svg:x2="8.636cm" svg:y2="8.636cm" draw:start-shape="id5" draw:start-glue-point="2" draw:end-shape="id6" draw:end-glue-point="0" svg:d="M8636 7112v1524" svg:viewBox="0 0 1 1525">
          <text:p/>
        </draw:connector>
        <draw:connector draw:style-name="gr9" draw:text-style-name="P13" draw:layer="layout" draw:type="lines" draw:line-skew="1.25cm -2.267cm" svg:x1="10.668cm" svg:y1="2.794cm" svg:x2="13.636cm" svg:y2="5.588cm" draw:start-shape="id4" draw:start-glue-point="7" draw:end-shape="id7" draw:end-glue-point="0" svg:d="M10668 2794h1778 1190v2794" svg:viewBox="0 0 2969 2795">
          <text:p text:style-name="P10"><text:s text:c="5"/><text:s text:c="5"/><text:s text:c="5"/></text:p>
        </draw:connector>
        <draw:custom-shape draw:style-name="gr13" draw:text-style-name="P9" xml:id="id7" draw:id="id7" draw:layer="layout" svg:width="4.064cm" svg:height="1.524cm" svg:x="11.604cm" svg:y="5.588cm">
          <text:p text:style-name="P8"><text:span text:style-name="T7">Conditi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051cm" svg:height="0.963cm" svg:x="12.655cm" svg:y="4.209cm">
          <draw:text-box>
            <text:p><text:span text:style-name="T8">F</text:span><text:span text:style-name="T8">al</text:span><text:span text:style-name="T8">se</text:span></text:p>
          </draw:text-box>
        </draw:frame>
        <draw:connector draw:style-name="gr16" draw:text-style-name="P12" draw:layer="layout" svg:x1="13.636cm" svg:y1="7.112cm" svg:x2="10.668cm" svg:y2="9.398cm" draw:start-shape="id7" draw:start-glue-point="2" draw:end-shape="id6" draw:end-glue-point="1" svg:d="M13636 7112v2286h-2968" svg:viewBox="0 0 2969 2287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standard" draw:layer="layout" svg:width="21.101cm" svg:height="2.461cm" svg:x="5.544cm" svg:y="9.1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7</text:p>
              </table:table-cell>
              <table:table-cell>
                <text:p text:style-name="P10">8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11</text:p>
              </table:table-cell>
              <table:table-cell>
                <text:p text:style-name="P10">12</text:p>
              </table:table-cell>
              <table:table-cell>
                <text:p text:style-name="P10">13</text:p>
              </table:table-cell>
              <table:table-cell>
                <text:p text:style-name="P10">14</text:p>
              </table:table-cell>
              <table:table-cell>
                <text:p text:style-name="P10">15</text:p>
              </table:table-cell>
              <table:table-cell>
                <text:p text:style-name="P10">16</text:p>
              </table:table-cell>
            </table:table-row>
            <table:table-row table:style-name="ro1" table:default-cell-style-name="ce2">
              <table:table-cell>
                <text:p text:style-name="P10">B</text:p>
              </table:table-cell>
              <table:table-cell>
                <text:p text:style-name="P10">i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/>
              <table:table-cell>
                <text:p text:style-name="P10">i</text:p>
              </table:table-cell>
              <table:table-cell>
                <text:p text:style-name="P10">s</text:p>
              </table:table-cell>
              <table:table-cell/>
              <table:table-cell>
                <text:p text:style-name="P10">t</text:p>
              </table:table-cell>
              <table:table-cell>
                <text:p text:style-name="P10">h</text:p>
              </table:table-cell>
              <table:table-cell>
                <text:p text:style-name="P10">e</text:p>
              </table:table-cell>
              <table:table-cell/>
              <table:table-cell>
                <text:p text:style-name="P10">w</text:p>
              </table:table-cell>
              <table:table-cell>
                <text:p text:style-name="P10">o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>
                <text:p text:style-name="P10">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15" draw:layer="layout" svg:width="2.013cm" svg:height="0.962cm" svg:x="2.616cm" svg:y="9.304cm">
          <draw:text-box>
            <text:p>index</text:p>
          </draw:text-box>
        </draw:frame>
        <draw:frame draw:style-name="standard" draw:layer="layout" svg:width="21.101cm" svg:height="2.461cm" svg:x="5.546cm" svg:y="12.8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16">-17</text:p>
              </table:table-cell>
              <table:table-cell>
                <text:p text:style-name="P16">-16</text:p>
              </table:table-cell>
              <table:table-cell>
                <text:p text:style-name="P16">-15</text:p>
              </table:table-cell>
              <table:table-cell>
                <text:p text:style-name="P16">-14</text:p>
              </table:table-cell>
              <table:table-cell>
                <text:p text:style-name="P16">-13</text:p>
              </table:table-cell>
              <table:table-cell>
                <text:p text:style-name="P16">-12</text:p>
              </table:table-cell>
              <table:table-cell>
                <text:p text:style-name="P16">-11</text:p>
              </table:table-cell>
              <table:table-cell>
                <text:p text:style-name="P16">-10</text:p>
              </table:table-cell>
              <table:table-cell>
                <text:p text:style-name="P16">-9</text:p>
              </table:table-cell>
              <table:table-cell>
                <text:p text:style-name="P16">-8</text:p>
              </table:table-cell>
              <table:table-cell>
                <text:p text:style-name="P16">-7</text:p>
              </table:table-cell>
              <table:table-cell>
                <text:p text:style-name="P16">-6</text:p>
              </table:table-cell>
              <table:table-cell>
                <text:p text:style-name="P16">-5</text:p>
              </table:table-cell>
              <table:table-cell>
                <text:p text:style-name="P16">-4</text:p>
              </table:table-cell>
              <table:table-cell>
                <text:p text:style-name="P16">-3</text:p>
              </table:table-cell>
              <table:table-cell>
                <text:p text:style-name="P16">-2</text:p>
              </table:table-cell>
              <table:table-cell>
                <text:p text:style-name="P16">-1</text:p>
              </table:table-cell>
            </table:table-row>
            <table:table-row table:style-name="ro1" table:default-cell-style-name="ce2">
              <table:table-cell>
                <text:p text:style-name="P10">B</text:p>
              </table:table-cell>
              <table:table-cell>
                <text:p text:style-name="P10">i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/>
              <table:table-cell>
                <text:p text:style-name="P10">i</text:p>
              </table:table-cell>
              <table:table-cell>
                <text:p text:style-name="P10">s</text:p>
              </table:table-cell>
              <table:table-cell/>
              <table:table-cell>
                <text:p text:style-name="P10">t</text:p>
              </table:table-cell>
              <table:table-cell>
                <text:p text:style-name="P10">h</text:p>
              </table:table-cell>
              <table:table-cell>
                <text:p text:style-name="P10">e</text:p>
              </table:table-cell>
              <table:table-cell/>
              <table:table-cell>
                <text:p text:style-name="P10">w</text:p>
              </table:table-cell>
              <table:table-cell>
                <text:p text:style-name="P10">o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>
                <text:p text:style-name="P10">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5" draw:layer="layout" svg:width="2.013cm" svg:height="0.962cm" svg:x="2.618cm" svg:y="13.005cm">
          <draw:text-box>
            <text:p>index</text:p>
          </draw:text-box>
        </draw:frame>
        <draw:frame draw:style-name="standard" draw:layer="layout" svg:width="21.101cm" svg:height="2.461cm" svg:x="5.546cm" svg:y="3.1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2</text:p>
              </table:table-cell>
              <table:table-cell>
                <text:p text:style-name="P10">3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  <table:table-cell>
                <text:p text:style-name="P10">6</text:p>
              </table:table-cell>
              <table:table-cell>
                <text:p text:style-name="P10">7</text:p>
              </table:table-cell>
              <table:table-cell>
                <text:p text:style-name="P10">8</text:p>
              </table:table-cell>
              <table:table-cell>
                <text:p text:style-name="P10">9</text:p>
              </table:table-cell>
              <table:table-cell>
                <text:p text:style-name="P10">10</text:p>
              </table:table-cell>
              <table:table-cell>
                <text:p text:style-name="P10">11</text:p>
              </table:table-cell>
              <table:table-cell>
                <text:p text:style-name="P10">12</text:p>
              </table:table-cell>
              <table:table-cell>
                <text:p text:style-name="P10">13</text:p>
              </table:table-cell>
              <table:table-cell>
                <text:p text:style-name="P10">14</text:p>
              </table:table-cell>
              <table:table-cell>
                <text:p text:style-name="P10">15</text:p>
              </table:table-cell>
              <table:table-cell>
                <text:p text:style-name="P10">16</text:p>
              </table:table-cell>
            </table:table-row>
            <table:table-row table:style-name="ro1" table:default-cell-style-name="ce2">
              <table:table-cell>
                <text:p text:style-name="P10">B</text:p>
              </table:table-cell>
              <table:table-cell>
                <text:p text:style-name="P10">i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/>
              <table:table-cell>
                <text:p text:style-name="P10">i</text:p>
              </table:table-cell>
              <table:table-cell>
                <text:p text:style-name="P10">s</text:p>
              </table:table-cell>
              <table:table-cell/>
              <table:table-cell>
                <text:p text:style-name="P10">t</text:p>
              </table:table-cell>
              <table:table-cell>
                <text:p text:style-name="P10">h</text:p>
              </table:table-cell>
              <table:table-cell>
                <text:p text:style-name="P10">e</text:p>
              </table:table-cell>
              <table:table-cell/>
              <table:table-cell>
                <text:p text:style-name="P10">w</text:p>
              </table:table-cell>
              <table:table-cell>
                <text:p text:style-name="P10">o</text:p>
              </table:table-cell>
              <table:table-cell>
                <text:p text:style-name="P10">r</text:p>
              </table:table-cell>
              <table:table-cell>
                <text:p text:style-name="P10">d</text:p>
              </table:table-cell>
              <table:table-cell>
                <text:p text:style-name="P10">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text-style-name="P15" draw:layer="layout" svg:width="2.013cm" svg:height="0.962cm" svg:x="2.618cm" svg:y="3.305cm">
          <draw:text-box>
            <text:p>index</text:p>
          </draw:text-box>
        </draw:frame>
        <draw:frame draw:style-name="gr17" draw:text-style-name="P18" draw:layer="layout" svg:width="5.624cm" svg:height="1.123cm" svg:x="11.644cm" svg:y="0.508cm">
          <draw:text-box>
            <text:p text:style-name="P17"><text:span text:style-name="T9">s</text:span><text:span text:style-name="T9">[ </text:span><text:span text:style-name="T10">5</text:span><text:span text:style-name="T9"> </text:span><text:span text:style-name="T9">: </text:span><text:span text:style-name="T11">1</text:span><text:span text:style-name="T11">1</text:span><text:span text:style-name="T9"> </text:span><text:span text:style-name="T9">]</text:span></text:p>
          </draw:text-box>
        </draw:frame>
        <draw:custom-shape draw:style-name="gr18" draw:text-style-name="P19" draw:layer="layout" svg:width="7.874cm" svg:height="1.633cm" svg:x="11.43cm" svg:y="4.164cm">
          <text:p/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3.478cm" svg:y1="1.424cm" svg:x2="12.309cm" svg:y2="3.414cm" draw:start-shape="id8" draw:start-glue-point="2" svg:d="M13478 1424v1245h-1169v745" svg:viewBox="0 0 1170 1991">
          <text:p/>
        </draw:connector>
        <draw:connector draw:style-name="gr20" draw:text-style-name="P2" draw:layer="layout" svg:x1="15.578cm" svg:y1="1.424cm" svg:x2="19.799cm" svg:y2="3.394cm" draw:start-shape="id9" draw:start-glue-point="2" svg:d="M15578 1424v1235h4221v735" svg:viewBox="0 0 4222 1971">
          <text:p/>
        </draw:connector>
        <draw:custom-shape draw:style-name="gr21" draw:text-style-name="P19" xml:id="id9" draw:id="id9" draw:layer="layout" svg:width="1.016cm" svg:height="0.762cm" svg:x="15.07cm" svg:y="0.6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xml:id="id8" draw:id="id8" draw:layer="layout" svg:width="1.016cm" svg:height="0.762cm" svg:x="12.97cm" svg:y="0.66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4.27cm" svg:height="0.962cm" svg:x="8.62cm" svg:y="1.824cm">
          <draw:text-box>
            <text:p text:style-name="P20"><text:span text:style-name="T7">Fi</text:span><text:span text:style-name="T7">rst </text:span><text:span text:style-name="T7">in</text:span><text:span text:style-name="T7">cl</text:span><text:span text:style-name="T7">ud</text:span><text:span text:style-name="T7">ed</text:span></text:p>
          </draw:text-box>
        </draw:frame>
        <draw:frame draw:style-name="gr17" draw:text-style-name="P23" draw:layer="layout" svg:width="4.447cm" svg:height="0.962cm" svg:x="17.02cm" svg:y="1.824cm">
          <draw:text-box>
            <text:p text:style-name="P22"><text:span text:style-name="T12">Fi</text:span><text:span text:style-name="T12">rst </text:span><text:span text:style-name="T12">ex</text:span><text:span text:style-name="T12">cl</text:span><text:span text:style-name="T12">ud</text:span><text:span text:style-name="T12">ed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.762cm" svg:height="1.432cm" svg:x="11.938cm" svg:y="3.556cm">
          <draw:text-box>
            <text:p><text:span text:style-name="T1">x</text:span><text:span text:style-name="T2"> </text:span><text:span text:style-name="T3">+</text:span><text:span text:style-name="T2"> </text:span><text:span text:style-name="T1">y</text:span></text:p>
          </draw:text-box>
        </draw:frame>
        <draw:line draw:style-name="gr2" draw:text-style-name="P2" draw:layer="layout" svg:x1="13.32cm" svg:y1="3.736cm" svg:x2="13.347cm" svg:y2="2.694cm">
          <text:p/>
        </draw:line>
        <draw:line draw:style-name="gr3" draw:text-style-name="P2" draw:layer="layout" svg:x1="12.036cm" svg:y1="4.548cm" svg:x2="11.538cm" svg:y2="5.416cm">
          <text:p/>
        </draw:line>
        <draw:line draw:style-name="gr3" draw:text-style-name="P2" draw:layer="layout" svg:x1="14.556cm" svg:y1="4.522cm" svg:x2="15.054cm" svg:y2="5.39cm">
          <text:p/>
        </draw:line>
        <draw:frame draw:style-name="gr4" draw:text-style-name="P3" draw:layer="layout" svg:width="2.86cm" svg:height="0.962cm" svg:x="11.903cm" svg:y="1.655cm">
          <draw:text-box>
            <text:p><text:span text:style-name="T4">op</text:span><text:span text:style-name="T4">er</text:span><text:span text:style-name="T4">at</text:span><text:span text:style-name="T4">or</text:span></text:p>
          </draw:text-box>
        </draw:frame>
        <draw:frame draw:style-name="gr5" draw:text-style-name="P4" draw:layer="layout" svg:width="2.822cm" svg:height="0.962cm" svg:x="9.703cm" svg:y="5.255cm">
          <draw:text-box>
            <text:p><text:span text:style-name="T5">op</text:span><text:span text:style-name="T5">er</text:span><text:span text:style-name="T5">an</text:span><text:span text:style-name="T5">d</text:span></text:p>
          </draw:text-box>
        </draw:frame>
        <draw:frame draw:style-name="gr5" draw:text-style-name="P4" draw:layer="layout" svg:width="2.822cm" svg:height="0.962cm" svg:x="14.303cm" svg:y="5.255cm">
          <draw:text-box>
            <text:p><text:span text:style-name="T5">op</text:span><text:span text:style-name="T5">er</text:span><text:span text:style-name="T5">an</text:span><text:span text:style-name="T5">d</text:span></text:p>
          </draw:text-box>
        </draw:frame>
        <draw:frame draw:style-name="gr17" draw:text-style-name="P18" draw:layer="layout" svg:width="14.473cm" svg:height="1.123cm" svg:x="8.303cm" svg:y="7.874cm">
          <draw:text-box>
            <text:p text:style-name="P17"><text:span text:style-name="T13">n</text:span><text:span text:style-name="T13">u</text:span><text:span text:style-name="T13">m</text:span><text:span text:style-name="T13">_</text:span><text:span text:style-name="T13">d</text:span><text:span text:style-name="T14"> </text:span><text:span text:style-name="T15">=</text:span><text:span text:style-name="T14"> </text:span><text:span text:style-name="T14">n</text:span><text:span text:style-name="T14">i</text:span><text:span text:style-name="T14">c</text:span><text:span text:style-name="T14">e</text:span><text:span text:style-name="T14">_</text:span><text:span text:style-name="T14">s</text:span><text:span text:style-name="T14">t</text:span><text:span text:style-name="T14">r</text:span><text:span text:style-name="T14">i</text:span><text:span text:style-name="T14">n</text:span><text:span text:style-name="T14">g</text:span><text:span text:style-name="T9">.</text:span><text:span text:style-name="T9">c</text:span><text:span text:style-name="T9">o</text:span><text:span text:style-name="T9">u</text:span><text:span text:style-name="T9">n</text:span><text:span text:style-name="T9">t</text:span><text:span text:style-name="T9">(</text:span><text:span text:style-name="T10">"</text:span><text:span text:style-name="T10">d</text:span><text:span text:style-name="T10">"</text:span><text:span text:style-name="T9">)</text:span></text:p>
          </draw:text-box>
        </draw:frame>
        <draw:frame draw:style-name="gr17" draw:text-style-name="P15" draw:layer="layout" svg:width="5.078cm" svg:height="1.673cm" svg:x="10.162cm" svg:y="10.922cm">
          <draw:text-box>
            <text:p text:style-name="P10">Object that we<text:line-break/>are working with</text:p>
          </draw:text-box>
        </draw:frame>
        <draw:frame draw:style-name="gr17" draw:text-style-name="P15" draw:layer="layout" svg:width="5.468cm" svg:height="1.673cm" svg:x="21.092cm" svg:y="10.414cm">
          <draw:text-box>
            <text:p text:style-name="P10">Argument passed<text:line-break/>to method</text:p>
          </draw:text-box>
        </draw:frame>
        <draw:frame draw:style-name="gr22" draw:text-style-name="P24" draw:layer="layout" svg:width="5.188cm" svg:height="0.962cm" svg:x="15.64cm" svg:y="11.176cm">
          <draw:text-box>
            <text:p text:style-name="P10">Name of method</text:p>
          </draw:text-box>
        </draw:frame>
        <draw:line draw:style-name="gr23" draw:text-style-name="P2" draw:layer="layout" svg:x1="13.462cm" svg:y1="9.144cm" svg:x2="12.954cm" svg:y2="10.922cm">
          <text:p/>
        </draw:line>
        <draw:line draw:style-name="gr24" draw:text-style-name="P2" draw:layer="layout" svg:x1="19.032cm" svg:y1="8.997cm" svg:x2="18.796cm" svg:y2="10.922cm">
          <text:p/>
        </draw:line>
        <draw:line draw:style-name="gr25" draw:text-style-name="P2" draw:layer="layout" svg:x1="21.574cm" svg:y1="8.985cm" svg:x2="22.796cm" svg:y2="10.414cm">
          <text:p/>
        </draw:line>
        <draw:line draw:style-name="gr26" draw:text-style-name="P2" draw:layer="layout" svg:x1="9.638cm" svg:y1="9.131cm" svg:x2="8.128cm" svg:y2="10.414cm">
          <text:p/>
        </draw:line>
        <draw:frame draw:style-name="gr17" draw:text-style-name="P15" draw:layer="layout" svg:width="5.823cm" svg:height="2.384cm" svg:x="3.562cm" svg:y="10.423cm">
          <draw:text-box>
            <text:p text:style-name="P10">We store what<text:line-break/>the method returns<text:line-break/></text:p>
          </draw:text-box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5T16:27:37.775339854</meta:creation-date>
    <dc:date>2025-10-02T19:33:30.948458339</dc:date>
    <meta:editing-duration>PT7M47S</meta:editing-duration>
    <meta:editing-cycles>3</meta:editing-cycles>
    <meta:generator>LibreOffice/6.4.7.2$Linux_X86_64 LibreOffice_project/40$Build-2</meta:generator>
    <meta:document-statistic meta:object-count="83"/>
  </office:meta>
</office:document-meta>
</file>